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ac60" officeooo:paragraph-rsid="001aac60"/>
    </style:style>
    <style:style style:name="T1" style:family="text">
      <style:text-properties officeooo:rsid="001e30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ten Questions</text:p>
      <text:p text:style-name="P1">Jesse Carter</text:p>
      <text:p text:style-name="P1">B00694792</text:p>
      <text:p text:style-name="P1"/>
      <text:p text:style-name="P1">1. To prevent an error when memory crosses page boundaries, the MMU that was implemented must handle each byte of data seperately (as 1 byte cannot span different blocks in this implementation). This means calling memcpy twice and performing the memory translation functions twice (once for each byte of data stored in the dat[] array). This way the program can handle a word split accross two different pages.</text:p>
      <text:p text:style-name="P1"/>
      <text:p text:style-name="P1">2. <text:span text:style-name="T1">The address translation, paging table and other memory management functions would need to be implemented in xsim rather than xmem. This would increase the overhead as the “kernel” would need to be doing all of the memory management operations like handling swaps and translation on top of all of its other duties. This would be a much less efficient implementation. The kernel would likely also require its own virtual memory space to have the space necessary to store a page table and the functions to perform the memory management oper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1:46:49.476609808</meta:creation-date>
    <dc:date>2018-04-10T09:42:15.530514687</dc:date>
    <meta:editing-duration>PT5M46S</meta:editing-duration>
    <meta:editing-cycles>2</meta:editing-cycles>
    <meta:generator>LibreOffice/5.1.6.2$Linux_X86_64 LibreOffice_project/10m0$Build-2</meta:generator>
    <meta:document-statistic meta:table-count="0" meta:image-count="0" meta:object-count="0" meta:page-count="1" meta:paragraph-count="5" meta:word-count="164" meta:character-count="996" meta:non-whitespace-character-count="836"/>
  </office:meta>
</office:document-meta>
</file>